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18" calcext:value-type="float">
            <text:p>18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</table:table-row>
        <table:table-row table:style-name="ro1" table:number-rows-repeated="104831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J223:peru.J2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4:43:42.360782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30T14:45:07.094394304</dc:date>
    <dc:creator>Jesus Castagnetto</dc:creator>
    <meta:editing-duration>PT6H52M51S</meta:editing-duration>
    <meta:editing-cycles>29</meta:editing-cycles>
    <meta:generator>LibreOffice/6.3.5.2$Linux_X86_64 LibreOffice_project/30$Build-2</meta:generator>
    <meta:document-statistic meta:table-count="1" meta:cell-count="1400" meta:object-count="0"/>
  </office:meta>
</office:document-meta>
</file>